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100">
            <text:p>100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0.3f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>0.2f</text:p>
          </table:table-cell>
          <table:table-cell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table:number-columns-repeated="2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string">
            <text:p>0.2f</text:p>
          </table:table-cell>
          <table:table-cell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office:value-type="string">
            <text:p>Leve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Katyusha</text:p>
          </table:table-cell>
          <table:table-cell office:value-type="float" office:value="4">
            <text:p>4</text:p>
          </table:table-cell>
          <table:table-cell office:value-type="float" office:value="900">
            <text:p>900</text:p>
          </table:table-cell>
          <table:table-cell office:value-type="float" office:value="120">
            <text:p>120</text:p>
          </table:table-cell>
          <table:table-cell office:value-type="float" office:value="12">
            <text:p>12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Itsukho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Hatsuk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office:value-type="float" office:value="11">
            <text:p>11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3/18/2016</text:date>, <text:time>20:2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3-18T20:24:54.99</dc:date>
    <meta:editing-duration>PT9M19S</meta:editing-duration>
    <meta:editing-cycles>18</meta:editing-cycles>
    <dc:creator>Wister </dc:creator>
    <meta:document-statistic meta:table-count="1" meta:cell-count="116" meta:object-count="0"/>
  </office:meta>
</office:document-meta>
</file>